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17" office:value-type="string">
            <text:p>A</text:p>
          </table:table-cell>
          <table:table-cell ns42:value-type="string" table:style-name="ce18" office:value-type="string">
            <text:p>Dorp Anloo, Arm-Werkhuis der N.H. Gem.</text:p>
          </table:table-cell>
          <table:table-cell table:style-name="ce22"/>
          <table:table-cell/>
          <table:table-cell ns42:value-type="float" table:style-name="ce27" office:value="1" office:value-type="float">
            <text:p>1</text:p>
          </table:table-cell>
          <table:table-cell table:style-name="ce32" table:number-columns-repeated="7"/>
          <table:table-cell ns42:value-type="float" table:style-name="ce32" office:value="4" office:value-type="float">
            <text:p>4</text:p>
          </table:table-cell>
          <table:table-cell ns42:value-type="float" table:style-name="ce32" office:value="9" office:value-type="float">
            <text:p>9</text:p>
          </table:table-cell>
          <table:table-cell ns42:value-type="float" table:style-name="ce32" office:value="13" office:value-type="float">
            <text:p>13</text:p>
          </table:table-cell>
          <table:table-cell table:style-name="ce32"/>
          <table:table-cell table:style-name="ce40"/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10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DR</text:p>
          </table:table-cell>
          <table:table-cell ns42:value-type="string" table:style-name="ce55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Anloo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Schipb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a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98" table:style-name="TL_20_Data" table:number-columns-repeated="2" office:value-type="float">
            <text:p>98</text:p>
          </table:table-cell>
          <table:table-cell ns42:value-type="float" table:style-name="TL_20_Data" office:value="196" office:value-type="float">
            <text:p>19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Eex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office:value="63" table:style-name="TL_20_Data" table:number-columns-repeated="2" office:value-type="float">
            <text:p>63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Oud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Spijkerb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Nieuw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85" office:value-type="float">
            <text:p>8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Eex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11" office:value-type="float">
            <text:p>3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Annerveensch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60" office:value-type="float">
            <text:p>46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Eexterveen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7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81" office:value-type="float">
            <text:p>581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523" office:value-type="float">
            <text:p>1523</text:p>
          </table:table-cell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2936" office:value-type="float">
            <text:p>293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Schipb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a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Eex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97" office:value-type="float">
            <text:p>39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Spijkerb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Nieuw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sch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10" table:style-name="TL_20_Data" table:number-columns-repeated="2" office:value-type="float">
            <text:p>10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schkanaa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4" office:value-type="float">
            <text:p>15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5" office:value-type="float">
            <text:p>73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74" office:value-type="float">
            <text:p>1874</text:p>
          </table:table-cell>
          <table:table-cell ns42:value-type="float" table:style-name="TL_20_Data" office:value="1744" office:value-type="float">
            <text:p>1744</text:p>
          </table:table-cell>
          <table:table-cell ns42:value-type="float" table:style-name="TL_20_Data" office:value="3618" office:value-type="float">
            <text:p>36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ulpstrafgevangen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Infanterie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Werk- en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70" office:value-type="float">
            <text:p>1270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table:style-name="TL_20_Data" table:number-columns-repeated="2"/>
          <table:table-cell ns42:value-type="float" table:style-name="TL_20_Data" office:value="2784" office:value-type="float">
            <text:p>2784</text:p>
          </table:table-cell>
          <table:table-cell ns42:value-type="float" table:style-name="TL_20_Data" office:value="3164" office:value-type="float">
            <text:p>3164</text:p>
          </table:table-cell>
          <table:table-cell ns42:value-type="float" table:style-name="TL_20_Data" office:value="5948" office:value-type="float">
            <text:p>5948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ce41" office:value="108" office:value-type="float">
            <text:p>10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4" office:value-type="float">
            <text:p>127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3086" office:value-type="float">
            <text:p>3086</text:p>
          </table:table-cell>
          <table:table-cell ns42:value-type="float" table:style-name="TL_20_Data" office:value="3296" office:value-type="float">
            <text:p>3296</text:p>
          </table:table-cell>
          <table:table-cell ns42:value-type="float" table:style-name="TL_20_Data" office:value="6382" office:value-type="float">
            <text:p>6382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ce41" office:value="141" office:value-type="float">
            <text:p>1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uchiesland, Mil.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8" office:value-type="float">
            <text:p>8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uchieslan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eg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ng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een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ss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mei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tt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144" table:style-name="TL_20_Data" table:number-columns-repeated="2" office:value-type="float">
            <text:p>14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ads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aggel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t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ra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26" table:style-name="TL_20_Data" table:number-columns-repeated="2" office:value-type="float">
            <text:p>26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iler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Eerste St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erste St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iler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ra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reep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ard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ree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chie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oster Parellel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red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e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table:style-name="TL_20_Data" table:number-columns-repeated="7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m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oon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oon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oo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06" office:value-type="float">
            <text:p>20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Noord Willem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Instituut "Rozenburg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table:style-name="TL_20_Data" table:number-columns-repeated="7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Pe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wartwaters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30" office:value-type="float">
            <text:p>1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04" office:value-type="float">
            <text:p>1004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2484" office:value-type="float">
            <text:p>2484</text:p>
          </table:table-cell>
          <table:table-cell ns42:value-type="float" table:style-name="TL_20_Data" office:value="2321" office:value-type="float">
            <text:p>2321</text:p>
          </table:table-cell>
          <table:table-cell ns42:value-type="float" table:style-name="TL_20_Data" office:value="4805" office:value-type="float">
            <text:p>4805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ce41" office:value="66" office:value-type="float">
            <text:p>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78" office:value-type="float">
            <text:p>227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5572" office:value-type="float">
            <text:p>5572</text:p>
          </table:table-cell>
          <table:table-cell ns42:value-type="float" table:style-name="TL_20_Data" office:value="5619" office:value-type="float">
            <text:p>5619</text:p>
          </table:table-cell>
          <table:table-cell ns42:value-type="float" table:style-name="TL_20_Data" office:value="11191" office:value-type="float">
            <text:p>1119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ce41" office:value="207" office:value-type="float">
            <text:p>2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4" office:value-type="float">
            <text:p>134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546" office:value-type="float">
            <text:p>546</text:p>
          </table:table-cell>
          <table:table-cell ns42:value-type="float" table:style-name="TL_20_Data" office:value="1098" office:value-type="float">
            <text:p>109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57" office:value-type="float">
            <text:p>2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Bruns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Spi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h. Liev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h. Mak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Geh. H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38" office:value-type="float">
            <text:p>1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Al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Kla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h. Wij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99" office:value-type="float">
            <text:p>3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Geh. Drijb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Geh. Tiend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24" office:value-type="float">
            <text:p>6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Geh. Tiende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0" office:value-type="float">
            <text:p>56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30" office:value-type="float">
            <text:p>1830</text:p>
          </table:table-cell>
          <table:table-cell ns42:value-type="float" table:style-name="TL_20_Data" office:value="1707" office:value-type="float">
            <text:p>1707</text:p>
          </table:table-cell>
          <table:table-cell ns42:value-type="float" table:style-name="TL_20_Data" office:value="3537" office:value-type="float">
            <text:p>353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urs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7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Smalbroek,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Smalbro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Ter 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Beil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Geh. H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Al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Kla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23" office:value-type="float">
            <text:p>1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h. Wij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6" office:value-type="float">
            <text:p>306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616" office:value-type="float">
            <text:p>616</text:p>
          </table:table-cell>
          <table:table-cell ns42:value-type="float" table:style-name="TL_20_Data" office:value="1330" office:value-type="float">
            <text:p>133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66" office:value-type="float">
            <text:p>8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547" office:value-type="float">
            <text:p>2547</text:p>
          </table:table-cell>
          <table:table-cell ns42:value-type="float" table:style-name="TL_20_Data" office:value="2323" office:value-type="float">
            <text:p>2323</text:p>
          </table:table-cell>
          <table:table-cell ns42:value-type="float" table:style-name="TL_20_Data" office:value="4870" office:value-type="float">
            <text:p>4870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55" office:value-type="float">
            <text:p>65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28" office:value-type="float">
            <text:p>2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llert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ro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47" office:value-type="float">
            <text:p>2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rong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-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5" office:value-type="float">
            <text:p>63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1563" office:value-type="float">
            <text:p>1563</text:p>
          </table:table-cell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3093" office:value-type="float">
            <text:p>309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Bui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36" office:value-type="float">
            <text:p>4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office:value="402" table:style-name="TL_20_Data" table:number-columns-repeated="2" office:value-type="float">
            <text:p>402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27" office:value-type="float">
            <text:p>3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03" office:value-type="float">
            <text:p>130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3376" office:value-type="float">
            <text:p>3376</text:p>
          </table:table-cell>
          <table:table-cell ns42:value-type="float" table:style-name="TL_20_Data" office:value="3207" office:value-type="float">
            <text:p>3207</text:p>
          </table:table-cell>
          <table:table-cell ns42:value-type="float" table:style-name="TL_20_Data" office:value="6583" office:value-type="float">
            <text:p>6583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Gesticht van Liefdadigheid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llert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ro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rong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94" office:value-type="float">
            <text:p>394</text:p>
          </table:table-cell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24" office:value-type="float">
            <text:p>14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770" office:value-type="float">
            <text:p>3770</text:p>
          </table:table-cell>
          <table:table-cell ns42:value-type="float" table:style-name="TL_20_Data" office:value="3534" office:value-type="float">
            <text:p>3534</text:p>
          </table:table-cell>
          <table:table-cell ns42:value-type="float" table:style-name="TL_20_Data" office:value="7304" office:value-type="float">
            <text:p>730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ce41" office:value="55" office:value-type="float">
            <text:p>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61" office:value-type="float">
            <text:p>46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1048" office:value-type="float">
            <text:p>1048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2191" office:value-type="float">
            <text:p>219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2" office:value-type="float">
            <text:p>46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064" office:value-type="float">
            <text:p>1064</text:p>
          </table:table-cell>
          <table:table-cell ns42:value-type="float" table:style-name="TL_20_Data" office:value="1162" office:value-type="float">
            <text:p>1162</text:p>
          </table:table-cell>
          <table:table-cell ns42:value-type="float" table:style-name="TL_20_Data" office:value="2226" office:value-type="float">
            <text:p>22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51" office:value-type="float">
            <text:p>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wijks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alla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7" office:value-type="float">
            <text:p>7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Coevorderma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Pik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ijers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Pad- en Vliegh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3" office:value-type="float">
            <text:p>23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318" office:value-type="float">
            <text:p>131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95" office:value-type="float">
            <text:p>6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774" office:value-type="float">
            <text:p>1774</text:p>
          </table:table-cell>
          <table:table-cell ns42:value-type="float" table:style-name="TL_20_Data" office:value="1771" office:value-type="float">
            <text:p>1771</text:p>
          </table:table-cell>
          <table:table-cell ns42:value-type="float" table:style-name="TL_20_Data" office:value="3545" office:value-type="float">
            <text:p>354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65" office:value-type="float">
            <text:p>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8" office:value-type="float">
            <text:p>2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1078" office:value-type="float">
            <text:p>107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alen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al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Wach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Vossebe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7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office:value="33" table:style-name="TL_20_Data" table:number-columns-repeated="2" office:value-type="float">
            <text:p>3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Veen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49" office:value-type="float">
            <text:p>1049</text:p>
          </table:table-cell>
          <table:table-cell ns42:value-type="float" table:style-name="TL_20_Data" office:value="967" office:value-type="float">
            <text:p>967</text:p>
          </table:table-cell>
          <table:table-cell ns42:value-type="float" table:style-name="TL_20_Data" office:value="2016" office:value-type="float">
            <text:p>20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D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table:style-name="TL_20_Data" table:number-columns-repeated="7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Stieltje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39" office:value-type="float">
            <text:p>23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Stieltjeskanaa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ach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Hoog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sebe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sebel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53" office:value-type="float">
            <text:p>55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61" office:value-type="float">
            <text:p>1461</text:p>
          </table:table-cell>
          <table:table-cell ns42:value-type="float" table:style-name="TL_20_Data" office:value="1346" office:value-type="float">
            <text:p>1346</text:p>
          </table:table-cell>
          <table:table-cell ns42:value-type="float" table:style-name="TL_20_Data" office:value="2807" office:value-type="float">
            <text:p>280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l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Berkenheuv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steel, Diac.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steel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office:value="17" table:style-name="TL_20_Data" table:number-columns-repeated="2" office:value-type="float">
            <text:p>17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Olden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Oldendie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78" office:value-type="float">
            <text:p>17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Ten Da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Soer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Ten Ha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Veld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Veen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Noord-Witt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Witt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Heersvaar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Wittelt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Berg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't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't 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5" table:style-name="TL_20_Data" table:number-columns-repeated="2" office:value-type="float">
            <text:p>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Groot-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Klein-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Zorgvlie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816" office:value-type="float">
            <text:p>816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1580" office:value-type="float">
            <text:p>1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1032" office:value-type="float">
            <text:p>1032</text:p>
          </table:table-cell>
          <table:table-cell ns42:value-type="float" table:style-name="TL_20_Data" office:value="958" office:value-type="float">
            <text:p>958</text:p>
          </table:table-cell>
          <table:table-cell ns42:value-type="float" table:style-name="TL_20_Data" office:value="1990" office:value-type="float">
            <text:p>199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,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45" office:value-type="float">
            <text:p>6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59" office:value-type="float">
            <text:p>65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48" office:value-type="float">
            <text:p>2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gge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em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756" office:value-type="float">
            <text:p>756</text:p>
          </table:table-cell>
          <table:table-cell ns42:value-type="float" table:style-name="TL_20_Data" office:value="1686" office:value-type="float">
            <text:p>168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261" office:value-type="float">
            <text:p>1261</text:p>
          </table:table-cell>
          <table:table-cell ns42:value-type="float" table:style-name="TL_20_Data" office:value="1084" office:value-type="float">
            <text:p>1084</text:p>
          </table:table-cell>
          <table:table-cell ns42:value-type="float" table:style-name="TL_20_Data" office:value="2345" office:value-type="float">
            <text:p>234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E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Pater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524" office:value-type="float">
            <text:p>5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Schel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7" office:value-type="float">
            <text:p>25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1128" office:value-type="float">
            <text:p>11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32" office:value-type="float">
            <text:p>43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, Gesticht Hoog Hull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6" office:value-type="float">
            <text:p>1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Pater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el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chel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lm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5" office:value-type="float">
            <text:p>20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1045" office:value-type="float">
            <text:p>10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2" office:value-type="float">
            <text:p>46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38" office:value-type="float">
            <text:p>1138</text:p>
          </table:table-cell>
          <table:table-cell ns42:value-type="float" table:style-name="TL_20_Data" office:value="1036" office:value-type="float">
            <text:p>1036</text:p>
          </table:table-cell>
          <table:table-cell ns42:value-type="float" table:style-name="TL_20_Data" office:value="2174" office:value-type="float">
            <text:p>217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7" office:value-type="float">
            <text:p>1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666" office:value-type="float">
            <text:p>66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7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0" office:value-type="float">
            <text:p>33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407" office:value-type="float">
            <text:p>140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713" office:value-type="float">
            <text:p>713</text:p>
          </table:table-cell>
          <table:table-cell ns42:value-type="float" table:style-name="TL_20_Data" office:value="1473" office:value-type="float">
            <text:p>147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519" office:value-type="float">
            <text:p>5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0" office:value-type="float">
            <text:p>39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2111" office:value-type="float">
            <text:p>21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1" office:value-type="float">
            <text:p>33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59" office:value-type="float">
            <text:p>859</text:p>
          </table:table-cell>
          <table:table-cell ns42:value-type="float" table:style-name="TL_20_Data" office:value="822" office:value-type="float">
            <text:p>822</text:p>
          </table:table-cell>
          <table:table-cell ns42:value-type="float" table:style-name="TL_20_Data" office:value="1681" office:value-type="float">
            <text:p>168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62" office:value-type="float">
            <text:p>1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6" office:value-type="float">
            <text:p>25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1409" office:value-type="float">
            <text:p>140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94" office:value-type="float">
            <text:p>39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004" office:value-type="float">
            <text:p>1004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1978" office:value-type="float">
            <text:p>197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899" office:value-type="float">
            <text:p>8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A</text:p>
          </table:table-cell>
          <table:table-cell ns42:value-type="string" office:value-type="string">
            <text:p>Kaz.Kon.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1386" office:value-type="float">
            <text:p>138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3" office:value-type="float">
            <text:p>27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741" office:value-type="float">
            <text:p>741</text:p>
          </table:table-cell>
          <table:table-cell ns42:value-type="float" table:style-name="TL_20_Data" office:value="1468" office:value-type="float">
            <text:p>146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1" office:value-type="float">
            <text:p>1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69" office:value-type="float">
            <text:p>7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9" office:value-type="float">
            <text:p>25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31" office:value-type="float">
            <text:p>731</text:p>
          </table:table-cell>
          <table:table-cell ns42:value-type="float" table:style-name="TL_20_Data" office:value="639" office:value-type="float">
            <text:p>639</text:p>
          </table:table-cell>
          <table:table-cell ns42:value-type="float" table:style-name="TL_20_Data" office:value="1370" office:value-type="float">
            <text:p>13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89" office:value-type="float">
            <text:p>3289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ns42:value-type="float" table:style-name="TL_20_Data" office:value="9178" office:value-type="float">
            <text:p>9178</text:p>
          </table:table-cell>
          <table:table-cell ns42:value-type="float" table:style-name="TL_20_Data" office:value="8834" office:value-type="float">
            <text:p>8834</text:p>
          </table:table-cell>
          <table:table-cell ns42:value-type="float" table:style-name="TL_20_Data" office:value="18012" office:value-type="float">
            <text:p>18012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ce41" office:value="218" office:value-type="float">
            <text:p>2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19" office:value-type="float">
            <text:p>3619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ns42:value-type="float" table:style-name="TL_20_Data" office:value="9917" office:value-type="float">
            <text:p>9917</text:p>
          </table:table-cell>
          <table:table-cell ns42:value-type="float" table:style-name="TL_20_Data" office:value="9508" office:value-type="float">
            <text:p>9508</text:p>
          </table:table-cell>
          <table:table-cell ns42:value-type="float" table:style-name="TL_20_Data" office:value="19425" office:value-type="float">
            <text:p>19425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ce41" office:value="227" office:value-type="float">
            <text:p>2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Kostvl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b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boer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25" office:value-type="float">
            <text:p>12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nij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nijveenschemon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5" office:value-type="float">
            <text:p>36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921" office:value-type="float">
            <text:p>192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Ga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Kostvl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b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boer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nij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7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1" office:value-type="float">
            <text:p>44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176" office:value-type="float">
            <text:p>1176</text:p>
          </table:table-cell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2246" office:value-type="float">
            <text:p>2246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o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9" office:value-type="float">
            <text:p>1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8" office:value-type="float">
            <text:p>1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o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Veenho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ieterve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24" table:style-name="TL_20_Data" table:number-columns-repeated="2" office:value-type="float">
            <text:p>324</text:p>
          </table:table-cell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o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38" office:value-type="float">
            <text:p>53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onnerve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682" office:value-type="float">
            <text:p>168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9" office:value-type="float">
            <text:p>46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11" office:value-type="float">
            <text:p>1211</text:p>
          </table:table-cell>
          <table:table-cell ns42:value-type="float" table:style-name="TL_20_Data" office:value="1127" office:value-type="float">
            <text:p>1127</text:p>
          </table:table-cell>
          <table:table-cell ns42:value-type="float" table:style-name="TL_20_Data" office:value="2338" office:value-type="float">
            <text:p>233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 Havelte,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 Havelt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ester Hav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Eurs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Da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29" office:value-type="float">
            <text:p>22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de W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Uffelte-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Uffelte-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de Vaartstr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h. Ve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Buurtsch. Nijen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h. Havelt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table:style-name="TL_20_Data" table:number-columns-repeated="7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W</text:p>
          </table:table-cell>
          <table:table-cell ns42:value-type="string" office:value-type="string">
            <text:p>Dorp Wapserveen-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W</text:p>
          </table:table-cell>
          <table:table-cell ns42:value-type="string" office:value-type="string">
            <text:p>Dorp Wapserveen-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0" office:value-type="float">
            <text:p>65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699" office:value-type="float">
            <text:p>1699</text:p>
          </table:table-cell>
          <table:table-cell ns42:value-type="float" table:style-name="TL_20_Data" office:value="1476" office:value-type="float">
            <text:p>1476</text:p>
          </table:table-cell>
          <table:table-cell ns42:value-type="float" table:style-name="TL_20_Data" office:value="3175" office:value-type="float">
            <text:p>317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06" office:value-type="float">
            <text:p>40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853" office:value-type="float">
            <text:p>853</text:p>
          </table:table-cell>
          <table:table-cell ns42:value-type="float" table:style-name="TL_20_Data" office:value="1645" office:value-type="float">
            <text:p>164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8" office:value-type="float">
            <text:p>35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793" office:value-type="float">
            <text:p>793</text:p>
          </table:table-cell>
          <table:table-cell ns42:value-type="float" table:style-name="TL_20_Data" office:value="1526" office:value-type="float">
            <text:p>152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6" office:value-type="float">
            <text:p>766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619" office:value-type="float">
            <text:p>1619</text:p>
          </table:table-cell>
          <table:table-cell ns42:value-type="float" table:style-name="TL_20_Data" office:value="1733" office:value-type="float">
            <text:p>1733</text:p>
          </table:table-cell>
          <table:table-cell ns42:value-type="float" table:style-name="TL_20_Data" office:value="3352" office:value-type="float">
            <text:p>3352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ce41" office:value="94" office:value-type="float">
            <text:p>9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1" office:value-type="float">
            <text:p>401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39" office:value-type="float">
            <text:p>939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851" office:value-type="float">
            <text:p>185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6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663" office:value-type="float">
            <text:p>66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4" office:value-type="float">
            <text:p>58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64" office:value-type="float">
            <text:p>1464</text:p>
          </table:table-cell>
          <table:table-cell ns42:value-type="float" table:style-name="TL_20_Data" office:value="1396" office:value-type="float">
            <text:p>1396</text:p>
          </table:table-cell>
          <table:table-cell ns42:value-type="float" table:style-name="TL_20_Data" office:value="2860" office:value-type="float">
            <text:p>286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Personen tijdelijk buiten de gem. verblijf houdende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654" office:value-type="float">
            <text:p>165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48" office:value-type="float">
            <text:p>1448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4457" office:value-type="float">
            <text:p>4457</text:p>
          </table:table-cell>
          <table:table-cell ns42:value-type="float" table:style-name="TL_20_Data" office:value="4113" office:value-type="float">
            <text:p>4113</text:p>
          </table:table-cell>
          <table:table-cell ns42:value-type="float" table:style-name="TL_20_Data" office:value="8570" office:value-type="float">
            <text:p>857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14" office:value-type="float">
            <text:p>2214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6078" office:value-type="float">
            <text:p>6078</text:p>
          </table:table-cell>
          <table:table-cell ns42:value-type="float" table:style-name="TL_20_Data" office:value="5846" office:value-type="float">
            <text:p>5846</text:p>
          </table:table-cell>
          <table:table-cell ns42:value-type="float" table:style-name="TL_20_Data" office:value="11924" office:value-type="float">
            <text:p>11924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ce41" office:value="136" office:value-type="float">
            <text:p>1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iaconie-Armhuis der Ned. Herv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33" office:value-type="float">
            <text:p>23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63" office:value-type="float">
            <text:p>563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1089" office:value-type="float">
            <text:p>108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1030" office:value-type="float">
            <text:p>103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7" office:value-type="float">
            <text:p>29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638" office:value-type="float">
            <text:p>638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1325" office:value-type="float">
            <text:p>132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9" office:value-type="float">
            <text:p>459</text:p>
          </table:table-cell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926" office:value-type="float">
            <text:p>926</text:p>
          </table:table-cell>
          <table:table-cell ns42:value-type="float" table:style-name="TL_20_Data" office:value="1129" office:value-type="float">
            <text:p>1129</text:p>
          </table:table-cell>
          <table:table-cell ns42:value-type="float" table:style-name="TL_20_Data" office:value="2055" office:value-type="float">
            <text:p>205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ce41" office:value="43" office:value-type="float">
            <text:p>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8" office:value-type="float">
            <text:p>17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28" office:value-type="float">
            <text:p>202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4337" office:value-type="float">
            <text:p>4337</text:p>
          </table:table-cell>
          <table:table-cell ns42:value-type="float" table:style-name="TL_20_Data" office:value="4748" office:value-type="float">
            <text:p>4748</text:p>
          </table:table-cell>
          <table:table-cell ns42:value-type="float" table:style-name="TL_20_Data" office:value="9085" office:value-type="float">
            <text:p>9085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ce41" office:value="209" office:value-type="float">
            <text:p>20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4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8" office:value-type="float">
            <text:p>4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Zonder vaste woning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9" office:value-type="float">
            <text:p>11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47" office:value-type="float">
            <text:p>2147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893" office:value-type="float">
            <text:p>4893</text:p>
          </table:table-cell>
          <table:table-cell ns42:value-type="float" table:style-name="TL_20_Data" office:value="5261" office:value-type="float">
            <text:p>5261</text:p>
          </table:table-cell>
          <table:table-cell ns42:value-type="float" table:style-name="TL_20_Data" office:value="10154" office:value-type="float">
            <text:p>10154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ce41" office:value="227" office:value-type="float">
            <text:p>2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fd. Nijeveensch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fd. Nijeveen b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0" office:value-type="float">
            <text:p>20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, b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6" office:value-type="float">
            <text:p>2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, bov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257" office:value-type="float">
            <text:p>125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Peest, N.H. Arm-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Peest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0" office:value-type="float">
            <text:p>13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er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Zuidvelde, Tijd. aanw. Schip</text:p>
          </table:table-cell>
          <table:table-cell table:style-name="ce23"/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Westervelde, Tijd. aanw. Schip</text:p>
          </table:table-cell>
          <table:table-cell table:style-name="ce23"/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2" office:value-type="float">
            <text:p>18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en, Tijd. aanw. Schip</text:p>
          </table:table-cell>
          <table:table-cell table:style-name="ce23"/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Langelo, Tijd. aanw. Schip</text:p>
          </table:table-cell>
          <table:table-cell table:style-name="ce23"/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45" office:value-type="float">
            <text:p>1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Tijd. aanw. Schip</text:p>
          </table:table-cell>
          <table:table-cell table:style-name="ce23"/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. Gesticht</text:p>
          </table:table-cell>
          <table:table-cell table:style-name="ce23"/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462" office:value-type="float">
            <text:p>146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. Inf.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66" office:value-type="float">
            <text:p>6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. Gesticht</text:p>
          </table:table-cell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64" office:value-type="float">
            <text:p>1164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337" office:value-type="float">
            <text:p>1337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I. Gesticht</text:p>
          </table:table-cell>
          <table:table-cell table:style-name="ce23"/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1204" office:value-type="float">
            <text:p>1204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328" office:value-type="float">
            <text:p>132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9" office:value-type="float">
            <text:p>369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235" office:value-type="float">
            <text:p>4235</text:p>
          </table:table-cell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5139" office:value-type="float">
            <text:p>5139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98" office:value-type="float">
            <text:p>49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500" office:value-type="float">
            <text:p>4500</text:p>
          </table:table-cell>
          <table:table-cell ns42:value-type="float" table:style-name="TL_20_Data" office:value="1177" office:value-type="float">
            <text:p>1177</text:p>
          </table:table-cell>
          <table:table-cell ns42:value-type="float" table:style-name="TL_20_Data" office:value="5677" office:value-type="float">
            <text:p>5677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x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485" office:value-type="float">
            <text:p>48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a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22" office:value-type="float">
            <text:p>2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713" office:value-type="float">
            <text:p>71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6" office:value-type="float">
            <text:p>36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1834" office:value-type="float">
            <text:p>183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x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a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ij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ijndijk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aan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door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doorn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xl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590" office:value-type="float">
            <text:p>59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1e Exlo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9" office:value-type="float">
            <text:p>1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857" office:value-type="float">
            <text:p>85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6" office:value-type="float">
            <text:p>2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66" office:value-type="float">
            <text:p>766</text:p>
          </table:table-cell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1500" office:value-type="float">
            <text:p>150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52" office:value-type="float">
            <text:p>6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8" office:value-type="float">
            <text:p>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0" office:value-type="float">
            <text:p>3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38" office:value-type="float">
            <text:p>938</text:p>
          </table:table-cell>
          <table:table-cell ns42:value-type="float" table:style-name="TL_20_Data" office:value="927" office:value-type="float">
            <text:p>927</text:p>
          </table:table-cell>
          <table:table-cell ns42:value-type="float" table:style-name="TL_20_Data" office:value="1865" office:value-type="float">
            <text:p>186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82" office:value-type="float">
            <text:p>128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TL_20_Data" office:value="3517" office:value-type="float">
            <text:p>3517</text:p>
          </table:table-cell>
          <table:table-cell ns42:value-type="float" table:style-name="TL_20_Data" office:value="3365" office:value-type="float">
            <text:p>3365</text:p>
          </table:table-cell>
          <table:table-cell ns42:value-type="float" table:style-name="TL_20_Data" office:value="6882" office:value-type="float">
            <text:p>6882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ce41" office:value="140" office:value-type="float">
            <text:p>1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48" office:value-type="float">
            <text:p>164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TL_20_Data" office:value="4479" office:value-type="float">
            <text:p>4479</text:p>
          </table:table-cell>
          <table:table-cell ns42:value-type="float" table:style-name="TL_20_Data" office:value="4237" office:value-type="float">
            <text:p>4237</text:p>
          </table:table-cell>
          <table:table-cell ns42:value-type="float" table:style-name="TL_20_Data" office:value="8716" office:value-type="float">
            <text:p>8716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ce41" office:value="144" office:value-type="float">
            <text:p>1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Oosterhess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e Klen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21" office:value-type="float">
            <text:p>421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Zwi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vel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6" office:value-type="float">
            <text:p>186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69" office:value-type="float">
            <text:p>569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1060" office:value-type="float">
            <text:p>106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Oosterhess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Oosterhessel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Klen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3" office:value-type="float">
            <text:p>1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Zwi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Gees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0" office:value-type="float">
            <text:p>9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winder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winder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02" office:value-type="float">
            <text:p>802</text:p>
          </table:table-cell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1516" office:value-type="float">
            <text:p>15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Pol, Arm- en werkhuis der Ned. Herv. Diac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Pol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7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lun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table:style-name="TL_20_Data" table:number-columns-repeated="7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lund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921" office:value-type="float">
            <text:p>92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9" office:value-type="float">
            <text:p>34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01" office:value-type="float">
            <text:p>901</text:p>
          </table:table-cell>
          <table:table-cell ns42:value-type="float" table:style-name="TL_20_Data" office:value="840" office:value-type="float">
            <text:p>840</text:p>
          </table:table-cell>
          <table:table-cell ns42:value-type="float" table:style-name="TL_20_Data" office:value="1741" office:value-type="float">
            <text:p>174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Ro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572" office:value-type="float">
            <text:p>57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Liev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7" table:style-name="TL_20_Data" table:number-columns-repeated="2" office:value-type="float">
            <text:p>47</text:p>
          </table:table-cell>
          <table:table-cell ns42:value-type="float" table:style-name="TL_20_Data" office:value="94" office:value-type="float">
            <text:p>9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Nie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Leutinge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1" table:style-name="TL_20_Data" table:number-columns-repeated="2" office:value-type="float">
            <text:p>31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Ro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1051" office:value-type="float">
            <text:p>10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,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72" office:value-type="float">
            <text:p>1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iev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Alteve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2" office:value-type="float">
            <text:p>1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57" office:value-type="float">
            <text:p>5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Zu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Terhe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Nie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utinge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7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utingewo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Fok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7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334" office:value-type="float">
            <text:p>3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Sandebuu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atslo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atsloo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51" office:value-type="float">
            <text:p>45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109" office:value-type="float">
            <text:p>1109</text:p>
          </table:table-cell>
          <table:table-cell ns42:value-type="float" table:style-name="TL_20_Data" office:value="1056" office:value-type="float">
            <text:p>1056</text:p>
          </table:table-cell>
          <table:table-cell ns42:value-type="float" table:style-name="TL_20_Data" office:value="2165" office:value-type="float">
            <text:p>216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4" office:value-type="float">
            <text:p>65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635" office:value-type="float">
            <text:p>1635</text:p>
          </table:table-cell>
          <table:table-cell ns42:value-type="float" table:style-name="TL_20_Data" office:value="1581" office:value-type="float">
            <text:p>1581</text:p>
          </table:table-cell>
          <table:table-cell ns42:value-type="float" table:style-name="TL_20_Data" office:value="3216" office:value-type="float">
            <text:p>3216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R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Gro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Schoon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der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5" table:style-name="TL_20_Data" table:number-columns-repeated="2" office:value-type="float">
            <text:p>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uu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85" office:value-type="float">
            <text:p>18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8" office:value-type="float">
            <text:p>25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711" office:value-type="float">
            <text:p>711</text:p>
          </table:table-cell>
          <table:table-cell ns42:value-type="float" table:style-name="TL_20_Data" office:value="1474" office:value-type="float">
            <text:p>147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R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Grol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Schoon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k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eel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der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Nijl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uu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7" office:value-type="float">
            <text:p>32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979" office:value-type="float">
            <text:p>979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885" office:value-type="float">
            <text:p>188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jkveld,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jkv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ij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Pos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H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Oldenha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2" office:value-type="float">
            <text:p>1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Koekang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Ruinerwe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Ruin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rm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lan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oordha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s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tt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endersc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nge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aterleu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ch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49" office:value-type="float">
            <text:p>24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eu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n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72" office:value-type="float">
            <text:p>2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Rheebrug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nser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An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Kra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ui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Eurs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Bul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P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Oost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Zwartscha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Pess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Stuifz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49" table:style-name="TL_20_Data" table:number-columns-repeated="2" office:value-type="float">
            <text:p>49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Stadt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To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4" table:style-name="TL_20_Data" table:number-columns-repeated="2" office:value-type="float">
            <text:p>24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Flui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Kal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Hondha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Holt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ing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2" office:value-type="float">
            <text:p>60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612" office:value-type="float">
            <text:p>1612</text:p>
          </table:table-cell>
          <table:table-cell ns42:value-type="float" table:style-name="TL_20_Data" office:value="1448" office:value-type="float">
            <text:p>1448</text:p>
          </table:table-cell>
          <table:table-cell ns42:value-type="float" table:style-name="TL_20_Data" office:value="3060" office:value-type="float">
            <text:p>306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04" office:value-type="float">
            <text:p>70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74" office:value-type="float">
            <text:p>1874</text:p>
          </table:table-cell>
          <table:table-cell ns42:value-type="float" table:style-name="TL_20_Data" office:value="1667" office:value-type="float">
            <text:p>1667</text:p>
          </table:table-cell>
          <table:table-cell ns42:value-type="float" table:style-name="TL_20_Data" office:value="3541" office:value-type="float">
            <text:p>354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ij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er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7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9" office:value-type="float">
            <text:p>3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uige Kluf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84" office:value-type="float">
            <text:p>38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le Kluf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iter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lijden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Kr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kswold, Diac. Armhuis der Ned. Herv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kswo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15" office:value-type="float">
            <text:p>21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we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wee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oe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Weerwi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70" office:value-type="float">
            <text:p>27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3" office:value-type="float">
            <text:p>38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966" office:value-type="float">
            <text:p>966</text:p>
          </table:table-cell>
          <table:table-cell ns42:value-type="float" table:style-name="TL_20_Data" office:value="1986" office:value-type="float">
            <text:p>198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4" office:value-type="float">
            <text:p>48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246" office:value-type="float">
            <text:p>1246</text:p>
          </table:table-cell>
          <table:table-cell ns42:value-type="float" table:style-name="TL_20_Data" office:value="1178" office:value-type="float">
            <text:p>1178</text:p>
          </table:table-cell>
          <table:table-cell ns42:value-type="float" table:style-name="TL_20_Data" office:value="2424" office:value-type="float">
            <text:p>24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Diaconie Arm-en werkhuis der N.H.G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882" office:value-type="float">
            <text:p>882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oonebeek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ieuw Schoone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867" office:value-type="float">
            <text:p>86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51" office:value-type="float">
            <text:p>2051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52" office:value-type="float">
            <text:p>205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p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table:style-name="TL_20_Data" table:number-columns-repeated="7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 Ho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875" office:value-type="float">
            <text:p>875</text:p>
          </table:table-cell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1735" office:value-type="float">
            <text:p>173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,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p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aan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pm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66" office:value-type="float">
            <text:p>1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olsloots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 Ho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chimmela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2" office:value-type="float">
            <text:p>38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009" office:value-type="float">
            <text:p>1009</text:p>
          </table:table-cell>
          <table:table-cell ns42:value-type="float" table:style-name="TL_20_Data" office:value="870" office:value-type="float">
            <text:p>870</text:p>
          </table:table-cell>
          <table:table-cell ns42:value-type="float" table:style-name="TL_20_Data" office:value="1879" office:value-type="float">
            <text:p>187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81" office:value-type="float">
            <text:p>68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884" office:value-type="float">
            <text:p>1884</text:p>
          </table:table-cell>
          <table:table-cell ns42:value-type="float" table:style-name="TL_20_Data" office:value="1730" office:value-type="float">
            <text:p>1730</text:p>
          </table:table-cell>
          <table:table-cell ns42:value-type="float" table:style-name="TL_20_Data" office:value="3614" office:value-type="float">
            <text:p>3614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9" office:value-type="float">
            <text:p>18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61" office:value-type="float">
            <text:p>86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64" office:value-type="float">
            <text:p>66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9" office:value-type="float">
            <text:p>329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768" office:value-type="float">
            <text:p>768</text:p>
          </table:table-cell>
          <table:table-cell ns42:value-type="float" table:style-name="TL_20_Data" office:value="1525" office:value-type="float">
            <text:p>152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7" office:value-type="float">
            <text:p>22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528" office:value-type="float">
            <text:p>528</text:p>
          </table:table-cell>
          <table:table-cell ns42:value-type="float" table:style-name="TL_20_Data" office:value="1106" office:value-type="float">
            <text:p>110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443" office:value-type="float">
            <text:p>443</text:p>
          </table:table-cell>
          <table:table-cell table:style-name="TL_20_Data"/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89" office:value-type="float">
            <text:p>78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59" office:value-type="float">
            <text:p>1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71" office:value-type="float">
            <text:p>67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851" office:value-type="float">
            <text:p>1851</text:p>
          </table:table-cell>
          <table:table-cell ns42:value-type="float" table:style-name="TL_20_Data" office:value="1611" office:value-type="float">
            <text:p>1611</text:p>
          </table:table-cell>
          <table:table-cell ns42:value-type="float" table:style-name="TL_20_Data" office:value="3462" office:value-type="float">
            <text:p>3462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52" office:value-type="float">
            <text:p>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00" office:value-type="float">
            <text:p>1000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ns42:value-type="float" table:style-name="TL_20_Data" office:value="2608" office:value-type="float">
            <text:p>2608</text:p>
          </table:table-cell>
          <table:table-cell ns42:value-type="float" table:style-name="TL_20_Data" office:value="2379" office:value-type="float">
            <text:p>2379</text:p>
          </table:table-cell>
          <table:table-cell ns42:value-type="float" table:style-name="TL_20_Data" office:value="4987" office:value-type="float">
            <text:p>4987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ce41" office:value="79" office:value-type="float">
            <text:p>7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lde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ijensl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ijensleek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93" office:value-type="float">
            <text:p>19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Frederiksoord, Kolonie der Maatsch. v. Weldadigheid</text:p>
          </table:table-cell>
          <table:table-cell table:style-name="ce23"/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Frederiks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39" office:value-type="float">
            <text:p>43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1298" office:value-type="float">
            <text:p>1298</text:p>
          </table:table-cell>
          <table:table-cell ns42:value-type="float" table:style-name="TL_20_Data" office:value="1083" office:value-type="float">
            <text:p>1083</text:p>
          </table:table-cell>
          <table:table-cell ns42:value-type="float" table:style-name="TL_20_Data" office:value="2381" office:value-type="float">
            <text:p>2381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9" office:value-type="float">
            <text:p>50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1475" office:value-type="float">
            <text:p>1475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709" office:value-type="float">
            <text:p>2709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, Diaconiehuis der N.H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o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97" office:value-type="float">
            <text:p>297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eg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er 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844" office:value-type="float">
            <text:p>844</text:p>
          </table:table-cell>
          <table:table-cell ns42:value-type="float" table:style-name="TL_20_Data" office:value="1789" office:value-type="float">
            <text:p>178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o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u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e Pun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e Pun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eg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Oudemo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Rhe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12" table:style-name="TL_20_Data" table:number-columns-repeated="2" office:value-type="float">
            <text:p>12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enko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Ubbe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er 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690" office:value-type="float">
            <text:p>690</text:p>
          </table:table-cell>
          <table:table-cell ns42:value-type="float" table:style-name="TL_20_Data" office:value="1423" office:value-type="float">
            <text:p>1423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44" office:value-type="float">
            <text:p>64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678" office:value-type="float">
            <text:p>1678</text:p>
          </table:table-cell>
          <table:table-cell ns42:value-type="float" table:style-name="TL_20_Data" office:value="1534" office:value-type="float">
            <text:p>1534</text:p>
          </table:table-cell>
          <table:table-cell ns42:value-type="float" table:style-name="TL_20_Data" office:value="3212" office:value-type="float">
            <text:p>3212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Zwigg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p, Arm-en werkhuis der N.H. Diac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rv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80" office:value-type="float">
            <text:p>18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office:value="28" table:style-name="TL_20_Data" table:number-columns-repeated="2" office:value-type="float">
            <text:p>28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ur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un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arm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al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Man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4" office:value-type="float">
            <text:p>1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ieuwer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3" office:value-type="float">
            <text:p>37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045" office:value-type="float">
            <text:p>1045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1975" office:value-type="float">
            <text:p>197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7" office:value-type="float">
            <text:p>477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361" office:value-type="float">
            <text:p>1361</text:p>
          </table:table-cell>
          <table:table-cell ns42:value-type="float" table:style-name="TL_20_Data" office:value="1237" office:value-type="float">
            <text:p>1237</text:p>
          </table:table-cell>
          <table:table-cell ns42:value-type="float" table:style-name="TL_20_Data" office:value="2598" office:value-type="float">
            <text:p>259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ssen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em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aal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n Ho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ost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7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, Arm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unn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oo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ehn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avix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okk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chip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Knij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ld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ld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jkstalligerhui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loet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5" table:style-name="TL_20_Data" table:number-columns-repeated="2" office:value-type="float">
            <text:p>15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2" table:style-name="TL_20_Data" table:number-columns-repeated="2" office:value-type="float">
            <text:p>22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ga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H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oog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Rus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ge Lint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Zuid Koeka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 Koeka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oekang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90" office:value-type="float">
            <text:p>190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oon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oog Lint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oekanger Dwar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ijd. in Duitschland aanw. pers.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165" office:value-type="float">
            <text:p>1165</text:p>
          </table:table-cell>
          <table:table-cell ns42:value-type="float" table:style-name="TL_20_Data" office:value="1076" office:value-type="float">
            <text:p>1076</text:p>
          </table:table-cell>
          <table:table-cell ns42:value-type="float" table:style-name="TL_20_Data" office:value="2241" office:value-type="float">
            <text:p>224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0" office:value-type="float">
            <text:p>46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375" office:value-type="float">
            <text:p>1375</text:p>
          </table:table-cell>
          <table:table-cell ns42:value-type="float" table:style-name="TL_20_Data" office:value="1278" office:value-type="float">
            <text:p>1278</text:p>
          </table:table-cell>
          <table:table-cell ns42:value-type="float" table:style-name="TL_20_Data" office:value="2653" office:value-type="float">
            <text:p>265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79" office:value-type="float">
            <text:p>579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184" office:value-type="float">
            <text:p>118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191" office:value-type="float">
            <text:p>119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uilings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idlaren, Diac.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idlar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Gr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Groev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laar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nenoord, Krankzinnige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35" office:value-type="float">
            <text:p>3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nen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88" office:value-type="float">
            <text:p>28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766" office:value-type="float">
            <text:p>766</text:p>
          </table:table-cell>
          <table:table-cell ns42:value-type="float" table:style-name="TL_20_Data" office:value="1580" office:value-type="float">
            <text:p>1580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39" office:value-type="float">
            <text:p>53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398" office:value-type="float">
            <text:p>1398</text:p>
          </table:table-cell>
          <table:table-cell ns42:value-type="float" table:style-name="TL_20_Data" office:value="1373" office:value-type="float">
            <text:p>1373</text:p>
          </table:table-cell>
          <table:table-cell ns42:value-type="float" table:style-name="TL_20_Data" office:value="2771" office:value-type="float">
            <text:p>277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en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en 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ubb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en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chotter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stad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abb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Piep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loem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ee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g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Modder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ld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Kerken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Zand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aam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in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uile Rie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aardelan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chrap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96" office:value-type="float">
            <text:p>9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ost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sterveld, Diac.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sterv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F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rog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azu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iddel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mmenh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37" office:value-type="float">
            <text:p>63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705" office:value-type="float">
            <text:p>1705</text:p>
          </table:table-cell>
          <table:table-cell ns42:value-type="float" table:style-name="TL_20_Data" office:value="1515" office:value-type="float">
            <text:p>1515</text:p>
          </table:table-cell>
          <table:table-cell ns42:value-type="float" table:style-name="TL_20_Data" office:value="3220" office:value-type="float">
            <text:p>322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13" office:value-type="float">
            <text:p>7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81" office:value-type="float">
            <text:p>1881</text:p>
          </table:table-cell>
          <table:table-cell ns42:value-type="float" table:style-name="TL_20_Data" office:value="1669" office:value-type="float">
            <text:p>1669</text:p>
          </table:table-cell>
          <table:table-cell ns42:value-type="float" table:style-name="TL_20_Data" office:value="3550" office:value-type="float">
            <text:p>3550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, Kaz. Kon. Marechaussee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Ben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Aal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196" office:value-type="float">
            <text:p>19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epp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302" office:value-type="float">
            <text:p>3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zu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94" office:value-type="float">
            <text:p>19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zup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llerts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0" office:value-type="float">
            <text:p>190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1012" office:value-type="float">
            <text:p>101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612" office:value-type="float">
            <text:p>612</text:p>
          </table:table-cell>
          <table:table-cell ns42:value-type="float" table:style-name="TL_20_Data" office:value="1319" office:value-type="float">
            <text:p>131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51" office:value-type="float">
            <text:p>7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119" office:value-type="float">
            <text:p>2119</text:p>
          </table:table-cell>
          <table:table-cell ns42:value-type="float" table:style-name="TL_20_Data" office:value="1952" office:value-type="float">
            <text:p>1952</text:p>
          </table:table-cell>
          <table:table-cell ns42:value-type="float" table:style-name="TL_20_Data" office:value="4071" office:value-type="float">
            <text:p>407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39" office:value-type="float">
            <text:p>83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302" office:value-type="float">
            <text:p>2302</text:p>
          </table:table-cell>
          <table:table-cell ns42:value-type="float" table:style-name="TL_20_Data" office:value="2078" office:value-type="float">
            <text:p>2078</text:p>
          </table:table-cell>
          <table:table-cell ns42:value-type="float" table:style-name="TL_20_Data" office:value="4380" office:value-type="float">
            <text:p>438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257" office:value-type="float">
            <text:p>125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64" office:value-type="float">
            <text:p>1864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office:value="1" table:style-name="TL_20_Data" table:number-columns-repeated="3" office:value-type="float">
            <text:p>1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069" office:value-type="float">
            <text:p>5069</text:p>
          </table:table-cell>
          <table:table-cell ns42:value-type="float" table:style-name="TL_20_Data" office:value="4639" office:value-type="float">
            <text:p>4639</text:p>
          </table:table-cell>
          <table:table-cell ns42:value-type="float" table:style-name="TL_20_Data" office:value="9708" office:value-type="float">
            <text:p>9708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ce41" office:value="47" office:value-type="float">
            <text:p>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17" office:value-type="float">
            <text:p>4817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783" office:value-type="float">
            <text:p>12783</text:p>
          </table:table-cell>
          <table:table-cell ns42:value-type="float" table:style-name="TL_20_Data" office:value="12199" office:value-type="float">
            <text:p>12199</text:p>
          </table:table-cell>
          <table:table-cell ns42:value-type="float" table:style-name="TL_20_Data" office:value="24982" office:value-type="float">
            <text:p>24982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ce41" office:value="229" office:value-type="float">
            <text:p>2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669" office:value-type="float">
            <text:p>6669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070" office:value-type="float">
            <text:p>18070</text:p>
          </table:table-cell>
          <table:table-cell ns42:value-type="float" table:style-name="TL_20_Data" office:value="16161" office:value-type="float">
            <text:p>16161</text:p>
          </table:table-cell>
          <table:table-cell ns42:value-type="float" table:style-name="TL_20_Data" office:value="34231" office:value-type="float">
            <text:p>3423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ce41" office:value="288" office:value-type="float">
            <text:p>28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7" office:value-type="float">
            <text:p>102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765" office:value-type="float">
            <text:p>2765</text:p>
          </table:table-cell>
          <table:table-cell ns42:value-type="float" table:style-name="TL_20_Data" office:value="2461" office:value-type="float">
            <text:p>2461</text:p>
          </table:table-cell>
          <table:table-cell ns42:value-type="float" table:style-name="TL_20_Data" office:value="5226" office:value-type="float">
            <text:p>5226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744.47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2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513" office:value-type="float">
            <text:p>12513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623" office:value-type="float">
            <text:p>33623</text:p>
          </table:table-cell>
          <table:table-cell ns42:value-type="float" table:style-name="TL_20_Data" office:value="30822" office:value-type="float">
            <text:p>30822</text:p>
          </table:table-cell>
          <table:table-cell ns42:value-type="float" table:style-name="TL_20_Data" office:value="64445" office:value-type="float">
            <text:p>64445</text:p>
          </table:table-cell>
          <table:table-cell ns42:value-type="float" table:style-name="TL_20_Data" office:value="779" office:value-type="float">
            <text:p>779</text:p>
          </table:table-cell>
          <table:table-cell ns42:value-type="float" table:style-name="ce41" office:value="545" office:value-type="float">
            <text:p>5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98" office:value-type="float">
            <text:p>179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 table:number-columns-repeated="2"/>
          <table:table-cell ns42:value-type="float" table:style-name="TL_20_Data" office:value="4600" office:value-type="float">
            <text:p>4600</text:p>
          </table:table-cell>
          <table:table-cell ns42:value-type="float" table:style-name="TL_20_Data" office:value="4352" office:value-type="float">
            <text:p>4352</text:p>
          </table:table-cell>
          <table:table-cell ns42:value-type="float" table:style-name="TL_20_Data" office:value="8952" office:value-type="float">
            <text:p>895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" office:value-type="float">
            <text:p>177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146" office:value-type="float">
            <text:p>8146</text:p>
          </table:table-cell>
          <table:table-cell ns42:value-type="float" table:style-name="TL_20_Data" office:value="4596" office:value-type="float">
            <text:p>4596</text:p>
          </table:table-cell>
          <table:table-cell ns42:value-type="float" table:style-name="TL_20_Data" office:value="12742" office:value-type="float">
            <text:p>12742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ce41" office:value="198" office:value-type="float">
            <text:p>19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10795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2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70" office:value-type="float">
            <text:p>357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749" office:value-type="float">
            <text:p>12749</text:p>
          </table:table-cell>
          <table:table-cell ns42:value-type="float" table:style-name="TL_20_Data" office:value="8948" office:value-type="float">
            <text:p>8948</text:p>
          </table:table-cell>
          <table:table-cell ns42:value-type="float" table:style-name="TL_20_Data" office:value="21697" office:value-type="float">
            <text:p>21697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ce41" office:value="232" office:value-type="float">
            <text:p>2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98" office:value-type="float">
            <text:p>4398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ns42:value-type="float" table:style-name="TL_20_Data" office:value="9777" office:value-type="float">
            <text:p>9777</text:p>
          </table:table-cell>
          <table:table-cell ns42:value-type="float" table:style-name="TL_20_Data" office:value="10449" office:value-type="float">
            <text:p>10449</text:p>
          </table:table-cell>
          <table:table-cell ns42:value-type="float" table:style-name="TL_20_Data" office:value="20226" office:value-type="float">
            <text:p>20226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ce41" office:value="453" office:value-type="float">
            <text:p>4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860" office:value-type="float">
            <text:p>5860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6673" office:value-type="float">
            <text:p>16673</text:p>
          </table:table-cell>
          <table:table-cell ns42:value-type="float" table:style-name="TL_20_Data" office:value="15781" office:value-type="float">
            <text:p>15781</text:p>
          </table:table-cell>
          <table:table-cell ns42:value-type="float" table:style-name="TL_20_Data" office:value="32454" office:value-type="float">
            <text:p>32454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ce41" office:value="344" office:value-type="float">
            <text:p>3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846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2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58" office:value-type="float">
            <text:p>10258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460" office:value-type="float">
            <text:p>26460</text:p>
          </table:table-cell>
          <table:table-cell ns42:value-type="float" table:style-name="TL_20_Data" office:value="26234" office:value-type="float">
            <text:p>26234</text:p>
          </table:table-cell>
          <table:table-cell ns42:value-type="float" table:style-name="TL_20_Data" office:value="52694" office:value-type="float">
            <text:p>52694</text:p>
          </table:table-cell>
          <table:table-cell ns42:value-type="float" table:style-name="TL_20_Data" office:value="1034" office:value-type="float">
            <text:p>1034</text:p>
          </table:table-cell>
          <table:table-cell ns42:value-type="float" table:style-name="ce41" office:value="797" office:value-type="float">
            <text:p>79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64" office:value-type="float">
            <text:p>11764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9279" office:value-type="float">
            <text:p>29279</text:p>
          </table:table-cell>
          <table:table-cell ns42:value-type="float" table:style-name="TL_20_Data" office:value="28952" office:value-type="float">
            <text:p>28952</text:p>
          </table:table-cell>
          <table:table-cell ns42:value-type="float" table:style-name="TL_20_Data" office:value="58231" office:value-type="float">
            <text:p>58231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ce41" office:value="739" office:value-type="float">
            <text:p>7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140" office:value-type="float">
            <text:p>15140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5191" office:value-type="float">
            <text:p>45191</text:p>
          </table:table-cell>
          <table:table-cell ns42:value-type="float" table:style-name="TL_20_Data" office:value="38616" office:value-type="float">
            <text:p>38616</text:p>
          </table:table-cell>
          <table:table-cell ns42:value-type="float" table:style-name="TL_20_Data" office:value="83807" office:value-type="float">
            <text:p>83807</text:p>
          </table:table-cell>
          <table:table-cell ns42:value-type="float" table:style-name="TL_20_Data" office:value="1077" office:value-type="float">
            <text:p>1077</text:p>
          </table:table-cell>
          <table:table-cell ns42:value-type="float" table:style-name="ce41" office:value="845" office:value-type="float">
            <text:p>8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01" office:value-type="float">
            <text:p>130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413" office:value-type="float">
            <text:p>3413</text:p>
          </table:table-cell>
          <table:table-cell ns42:value-type="float" table:style-name="TL_20_Data" office:value="3070" office:value-type="float">
            <text:p>3070</text:p>
          </table:table-cell>
          <table:table-cell ns42:value-type="float" table:style-name="TL_20_Data" office:value="6483" office:value-type="float">
            <text:p>648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10910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2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28205" office:value-type="float">
            <text:p>28205</text:p>
          </table:table-cell>
          <table:table-cell ns42:value-type="float" table:style-name="ce33" office:value="537" office:value-type="float">
            <text:p>537</text:p>
          </table:table-cell>
          <table:table-cell ns42:value-type="float" table:style-name="ce33" office:value="40" office:value-type="float">
            <text:p>40</text:p>
          </table:table-cell>
          <table:table-cell ns42:value-type="float" table:style-name="ce33" office:value="329" office:value-type="float">
            <text:p>329</text:p>
          </table:table-cell>
          <table:table-cell ns42:value-type="float" table:style-name="ce33" office:value="37" office:value-type="float">
            <text:p>37</text:p>
          </table:table-cell>
          <table:table-cell ns42:value-type="float" table:style-name="ce33" office:value="1044" office:value-type="float">
            <text:p>1044</text:p>
          </table:table-cell>
          <table:table-cell ns42:value-type="float" table:style-name="ce33" office:value="318" office:value-type="float">
            <text:p>318</text:p>
          </table:table-cell>
          <table:table-cell ns42:value-type="float" table:style-name="ce33" office:value="22" office:value-type="float">
            <text:p>22</text:p>
          </table:table-cell>
          <table:table-cell ns42:value-type="float" table:style-name="ce33" office:value="77901" office:value-type="float">
            <text:p>77901</text:p>
          </table:table-cell>
          <table:table-cell ns42:value-type="float" table:style-name="ce33" office:value="70643" office:value-type="float">
            <text:p>70643</text:p>
          </table:table-cell>
          <table:table-cell ns42:value-type="float" table:style-name="ce33" office:value="148544" office:value-type="float">
            <text:p>148544</text:p>
          </table:table-cell>
          <table:table-cell ns42:value-type="float" table:style-name="ce33" office:value="2201" office:value-type="float">
            <text:p>2201</text:p>
          </table:table-cell>
          <table:table-cell ns42:value-type="float" table:style-name="ce42" office:value="1621" office:value-type="float">
            <text:p>1621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10_D1</text:p>
          </table:table-cell>
          <table:table-cell ns42:value-type="float" table:style-name="ce51" office:value="28" office:value-type="float">
            <text:p>28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57" office:value-type="string">
            <text:p>03_0523</text:p>
          </table:table-cell>
          <table:table-cell table:number-columns-repeated="1000"/>
        </table:table-row>
        <table:table-row table:style-name="ro4" table:number-rows-repeated="10477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40:18.6698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44:28</meta:creation-date>
    <dc:date>2015-03-30T21:40:32.154073000</dc:date>
    <meta:editing-duration>PT2M8S</meta:editing-duration>
    <meta:editing-cycles>3</meta:editing-cycles>
    <meta:document-statistic meta:object-count="0" meta:cell-count="12689" meta:table-count="1"/>
    <meta:generator>ODFPY/1.3.0dev</meta:generator>
  </office:meta>
</office:document-meta>
</file>